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111111"/>
    </style:style>
    <style:style style:name="P2" style:family="paragraph" style:parent-style-name="Standard">
      <style:text-properties fo:color="#111111" officeooo:rsid="001db0fd" officeooo:paragraph-rsid="001db0fd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111111" style:font-name="apple-system" fo:font-size="12pt" fo:letter-spacing="normal" fo:font-style="normal" fo:font-weight="normal"/>
    </style:style>
    <style:style style:name="P4" style:family="paragraph" style:parent-style-name="Heading_20_5">
      <style:text-properties fo:font-variant="normal" fo:text-transform="none" fo:color="#111111" style:font-name="apple-system" fo:letter-spacing="normal" fo:font-style="normal" fo:font-weight="bold"/>
    </style:style>
    <style:style style:name="T1" style:family="text">
      <style:text-properties officeooo:rsid="001db0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5">Notre Leit Motiv chez <text:span text:style-name="T1">BIG PIG JK</text:span>: Vous informer!</text:h>
      <text:p text:style-name="P3">Nous sommes une équipe dédiée à la curation de contenu sur le sujet de la Malbouffe ""Junk Food". Notre objectif, vous mettre à disposition toutes les dernières news concernant les dérives et également les actions mises en place pour lutter contre l'addiction à la junk food!</text:p>
      <text:p text:style-name="P1"/>
      <text:p text:style-name="P1"/>
      <text:p text:style-name="P2">BIG PIG JUNK FOO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9:16:13.263435428</meta:creation-date>
    <dc:date>2019-03-06T17:45:52.969857634</dc:date>
    <meta:editing-duration>PT8H19M29S</meta:editing-duration>
    <meta:editing-cycles>1</meta:editing-cycles>
    <meta:document-statistic meta:table-count="0" meta:image-count="0" meta:object-count="0" meta:page-count="1" meta:paragraph-count="3" meta:word-count="59" meta:character-count="340" meta:non-whitespace-character-count="284"/>
    <meta:generator>LibreOffice/6.0.7.3$Linux_X86_64 LibreOffice_project/00m0$Build-3</meta:generator>
  </office:meta>
</office:document-meta>
</file>